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4mm"/>
    </style:style>
    <style:style style:name="co2" style:family="table-column">
      <style:table-column-properties fo:break-before="auto" style:column-width="43.99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auto" style:column-width="12.82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137.7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40404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a000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a64c4c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Courier New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ext-properties style:font-name="Courier New" fo:font-size="9pt" style:font-size-asian="9pt" style:font-size-complex="9pt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number-columns-repeated="6" table:default-cell-style-name="ce3"/>
        <table:table-column table:style-name="co6" table:default-cell-style-name="ce3"/>
        <table:table-column table:style-name="co7" table:default-cell-style-name="ce15"/>
        <table:table-column table:style-name="co8" table:number-columns-repeated="1008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RGBA</text:p>
          </table:table-cell>
          <table:table-cell table:style-name="ce13" office:value-type="string" calcext:value-type="string" table:number-columns-spanned="3" table:number-rows-spanned="1">
            <text:p>RGB888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GB565</text:p>
          </table:table-cell>
          <table:covered-table-cell table:number-columns-repeated="2"/>
          <table:table-cell/>
          <table:table-cell table:style-name="ce2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/>
          <table:table-cell table:style-name="ce2"/>
          <table:table-cell table:style-name="ce4"/>
          <table:table-cell table:style-name="Default"/>
          <table:table-cell table:style-name="ce4" office:value-type="string" calcext:value-type="string">
            <text:p>R8</text:p>
          </table:table-cell>
          <table:table-cell table:style-name="ce4" office:value-type="string" calcext:value-type="string">
            <text:p>G8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G5</text:p>
          </table:table-cell>
          <table:table-cell table:style-name="ce4" office:value-type="string" calcext:value-type="string">
            <text:p>B6</text:p>
          </table:table-cell>
          <table:table-cell table:style-name="ce4" office:value-type="float" office:value="565" calcext:value-type="float">
            <text:p>565</text:p>
          </table:table-cell>
          <table:table-cell table:style-name="ce14"/>
          <table:table-cell table:style-name="ce16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owBackground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formula="of:=HEX2DEC(MID([.$D3];1;2))" office:value-type="float" office:value="0" calcext:value-type="float">
            <text:p>0</text:p>
          </table:table-cell>
          <table:table-cell table:formula="of:=HEX2DEC(MID([.$D3];3;2))" office:value-type="float" office:value="0" calcext:value-type="float">
            <text:p>0</text:p>
          </table:table-cell>
          <table:table-cell table:formula="of:=HEX2DEC(MID([.$D3];5;2))" office:value-type="float" office:value="0" calcext:value-type="float">
            <text:p>0</text:p>
          </table:table-cell>
          <table:table-cell table:formula="of:=BITRSHIFT([.E3];3)" office:value-type="float" office:value="0" calcext:value-type="float">
            <text:p>0</text:p>
          </table:table-cell>
          <table:table-cell table:formula="of:=BITRSHIFT([.F3];2)" office:value-type="float" office:value="0" calcext:value-type="float">
            <text:p>0</text:p>
          </table:table-cell>
          <table:table-cell table:formula="of:=BITRSHIFT([.G3];3)" office:value-type="float" office:value="0" calcext:value-type="float">
            <text:p>0</text:p>
          </table:table-cell>
          <table:table-cell table:formula="of:=DEC2HEX(BITLSHIFT([.H3];11)+BITLSHIFT([.I3];5)+[.J3];4)" office:value-type="string" office:string-value="0000" calcext:value-type="string">
            <text:p>0000</text:p>
          </table:table-cell>
          <table:table-cell table:formula="of:=&quot;  uint32_t &quot;&amp;LEFT([.B3]&amp;REPT(&quot; &quot;;[.$L$1]);[.$L$1])&amp;&quot;= 0x&quot;&amp;[.K3]&amp;&quot;;&quot;&amp;&quot;   // &quot;&amp;DEC2HEX([.E3];2)&amp;&quot;, &quot;&amp;DEC2HEX([.F3];2)&amp;&quot;, &quot;&amp;DEC2HEX([.G3];2)" office:value-type="string" office:string-value="  uint32_t windowBackground          = 0x0000;   // 00, 00, 00" calcext:value-type="string">
            <text:p><text:s text:c="2"/>uint32_t windowBackground <text:s text:c="9"/>= 0x0000; <text:s text:c="2"/>// 00, 00, 0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belBackground</text:p>
          </table:table-cell>
          <table:table-cell table:style-name="ce7"/>
          <table:table-cell office:value-type="float" office:value="404040" calcext:value-type="float">
            <text:p>404040</text:p>
          </table:table-cell>
          <table:table-cell table:formula="of:=HEX2DEC(MID([.$D4];1;2))" office:value-type="float" office:value="64" calcext:value-type="float">
            <text:p>64</text:p>
          </table:table-cell>
          <table:table-cell table:formula="of:=HEX2DEC(MID([.$D4];3;2))" office:value-type="float" office:value="64" calcext:value-type="float">
            <text:p>64</text:p>
          </table:table-cell>
          <table:table-cell table:formula="of:=HEX2DEC(MID([.$D4];5;2))" office:value-type="float" office:value="64" calcext:value-type="float">
            <text:p>64</text:p>
          </table:table-cell>
          <table:table-cell table:formula="of:=BITRSHIFT([.E4];3)" office:value-type="float" office:value="8" calcext:value-type="float">
            <text:p>8</text:p>
          </table:table-cell>
          <table:table-cell table:formula="of:=BITRSHIFT([.F4];2)" office:value-type="float" office:value="16" calcext:value-type="float">
            <text:p>16</text:p>
          </table:table-cell>
          <table:table-cell table:formula="of:=BITRSHIFT([.G4];3)" office:value-type="float" office:value="8" calcext:value-type="float">
            <text:p>8</text:p>
          </table:table-cell>
          <table:table-cell table:formula="of:=DEC2HEX(BITLSHIFT([.H4];11)+BITLSHIFT([.I4];5)+[.J4];4)" office:value-type="string" office:string-value="4208" calcext:value-type="string">
            <text:p>4208</text:p>
          </table:table-cell>
          <table:table-cell table:formula="of:=&quot;  uint32_t &quot;&amp;LEFT([.B4]&amp;REPT(&quot; &quot;;[.$L$1]);[.$L$1])&amp;&quot;= 0x&quot;&amp;[.K4]&amp;&quot;;&quot;&amp;&quot;   // &quot;&amp;DEC2HEX([.E4];2)&amp;&quot;, &quot;&amp;DEC2HEX([.F4];2)&amp;&quot;, &quot;&amp;DEC2HEX([.G4];2)" office:value-type="string" office:string-value="  uint32_t labelBackground           = 0x4208;   // 40, 40, 40" calcext:value-type="string">
            <text:p><text:s text:c="2"/>uint32_t labelBackground <text:s text:c="10"/>= 0x4208; <text:s text:c="2"/>// 40, 40, 4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labelTitleText</text:p>
          </table:table-cell>
          <table:table-cell table:style-name="ce9"/>
          <table:table-cell office:value-type="string" calcext:value-type="string">
            <text:p>ff0000</text:p>
          </table:table-cell>
          <table:table-cell table:formula="of:=HEX2DEC(MID([.$D5];1;2))" office:value-type="float" office:value="255" calcext:value-type="float">
            <text:p>255</text:p>
          </table:table-cell>
          <table:table-cell table:formula="of:=HEX2DEC(MID([.$D5];3;2))" office:value-type="float" office:value="0" calcext:value-type="float">
            <text:p>0</text:p>
          </table:table-cell>
          <table:table-cell table:formula="of:=HEX2DEC(MID([.$D5];5;2))" office:value-type="float" office:value="0" calcext:value-type="float">
            <text:p>0</text:p>
          </table:table-cell>
          <table:table-cell table:formula="of:=BITRSHIFT([.E5];3)" office:value-type="float" office:value="31" calcext:value-type="float">
            <text:p>31</text:p>
          </table:table-cell>
          <table:table-cell table:formula="of:=BITRSHIFT([.F5];2)" office:value-type="float" office:value="0" calcext:value-type="float">
            <text:p>0</text:p>
          </table:table-cell>
          <table:table-cell table:formula="of:=BITRSHIFT([.G5];3)" office:value-type="float" office:value="0" calcext:value-type="float">
            <text:p>0</text:p>
          </table:table-cell>
          <table:table-cell table:formula="of:=DEC2HEX(BITLSHIFT([.H5];11)+BITLSHIFT([.I5];5)+[.J5];4)" office:value-type="string" office:string-value="F800" calcext:value-type="string">
            <text:p>F800</text:p>
          </table:table-cell>
          <table:table-cell table:formula="of:=&quot;  uint32_t &quot;&amp;LEFT([.B5]&amp;REPT(&quot; &quot;;[.$L$1]);[.$L$1])&amp;&quot;= 0x&quot;&amp;[.K5]&amp;&quot;;&quot;&amp;&quot;   // &quot;&amp;DEC2HEX([.E5];2)&amp;&quot;, &quot;&amp;DEC2HEX([.F5];2)&amp;&quot;, &quot;&amp;DEC2HEX([.G5];2)" office:value-type="string" office:string-value="  uint32_t labelTitleText            = 0xF800;   // FF, 00, 00" calcext:value-type="string">
            <text:p><text:s text:c="2"/>uint32_t labelTitleText <text:s text:c="11"/>= 0xF800; <text:s text:c="2"/>// FF, 00, 0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belValueText</text:p>
          </table:table-cell>
          <table:table-cell table:style-name="ce5"/>
          <table:table-cell office:value-type="string" calcext:value-type="string">
            <text:p>ffffff</text:p>
          </table:table-cell>
          <table:table-cell table:formula="of:=HEX2DEC(MID([.$D6];1;2))" office:value-type="float" office:value="255" calcext:value-type="float">
            <text:p>255</text:p>
          </table:table-cell>
          <table:table-cell table:formula="of:=HEX2DEC(MID([.$D6];3;2))" office:value-type="float" office:value="255" calcext:value-type="float">
            <text:p>255</text:p>
          </table:table-cell>
          <table:table-cell table:formula="of:=HEX2DEC(MID([.$D6];5;2))" office:value-type="float" office:value="255" calcext:value-type="float">
            <text:p>255</text:p>
          </table:table-cell>
          <table:table-cell table:formula="of:=BITRSHIFT([.E6];3)" office:value-type="float" office:value="31" calcext:value-type="float">
            <text:p>31</text:p>
          </table:table-cell>
          <table:table-cell table:formula="of:=BITRSHIFT([.F6];2)" office:value-type="float" office:value="63" calcext:value-type="float">
            <text:p>63</text:p>
          </table:table-cell>
          <table:table-cell table:formula="of:=BITRSHIFT([.G6];3)" office:value-type="float" office:value="31" calcext:value-type="float">
            <text:p>31</text:p>
          </table:table-cell>
          <table:table-cell table:formula="of:=DEC2HEX(BITLSHIFT([.H6];11)+BITLSHIFT([.I6];5)+[.J6];4)" office:value-type="string" office:string-value="FFFF" calcext:value-type="string">
            <text:p>FFFF</text:p>
          </table:table-cell>
          <table:table-cell table:formula="of:=&quot;  uint32_t &quot;&amp;LEFT([.B6]&amp;REPT(&quot; &quot;;[.$L$1]);[.$L$1])&amp;&quot;= 0x&quot;&amp;[.K6]&amp;&quot;;&quot;&amp;&quot;   // &quot;&amp;DEC2HEX([.E6];2)&amp;&quot;, &quot;&amp;DEC2HEX([.F6];2)&amp;&quot;, &quot;&amp;DEC2HEX([.G6];2)" office:value-type="string" office:string-value="  uint32_t labelValueText            = 0xFFFF;   // FF, FF, FF" calcext:value-type="string">
            <text:p><text:s text:c="2"/>uint32_t labelValueText <text:s text:c="11"/>= 0xFFFF; <text:s text:c="2"/>// FF, FF, FF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uttonUnclickedBackground</text:p>
          </table:table-cell>
          <table:table-cell table:style-name="ce24"/>
          <table:table-cell office:value-type="float" office:value="808080" calcext:value-type="float">
            <text:p>808080</text:p>
          </table:table-cell>
          <table:table-cell table:formula="of:=HEX2DEC(MID([.$D7];1;2))" office:value-type="float" office:value="128" calcext:value-type="float">
            <text:p>128</text:p>
          </table:table-cell>
          <table:table-cell table:formula="of:=HEX2DEC(MID([.$D7];3;2))" office:value-type="float" office:value="128" calcext:value-type="float">
            <text:p>128</text:p>
          </table:table-cell>
          <table:table-cell table:formula="of:=HEX2DEC(MID([.$D7];5;2))" office:value-type="float" office:value="128" calcext:value-type="float">
            <text:p>128</text:p>
          </table:table-cell>
          <table:table-cell table:formula="of:=BITRSHIFT([.E7];3)" office:value-type="float" office:value="16" calcext:value-type="float">
            <text:p>16</text:p>
          </table:table-cell>
          <table:table-cell table:formula="of:=BITRSHIFT([.F7];2)" office:value-type="float" office:value="32" calcext:value-type="float">
            <text:p>32</text:p>
          </table:table-cell>
          <table:table-cell table:formula="of:=BITRSHIFT([.G7];3)" office:value-type="float" office:value="16" calcext:value-type="float">
            <text:p>16</text:p>
          </table:table-cell>
          <table:table-cell table:formula="of:=DEC2HEX(BITLSHIFT([.H7];11)+BITLSHIFT([.I7];5)+[.J7];4)" office:value-type="string" office:string-value="8410" calcext:value-type="string">
            <text:p>8410</text:p>
          </table:table-cell>
          <table:table-cell table:formula="of:=&quot;  uint32_t &quot;&amp;LEFT([.B7]&amp;REPT(&quot; &quot;;[.$L$1]);[.$L$1])&amp;&quot;= 0x&quot;&amp;[.K7]&amp;&quot;;&quot;&amp;&quot;   // &quot;&amp;DEC2HEX([.E7];2)&amp;&quot;, &quot;&amp;DEC2HEX([.F7];2)&amp;&quot;, &quot;&amp;DEC2HEX([.G7];2)" office:value-type="string" office:string-value="  uint32_t buttonUnclickedBackground = 0x8410;   // 80, 80, 80" calcext:value-type="string">
            <text:p><text:s text:c="2"/>uint32_t buttonUnclickedBackground = 0x8410; <text:s text:c="2"/>// 80, 80, 8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ttonUnclickedText</text:p>
          </table:table-cell>
          <table:table-cell table:style-name="ce5"/>
          <table:table-cell office:value-type="string" calcext:value-type="string">
            <text:p>ffffff</text:p>
          </table:table-cell>
          <table:table-cell table:formula="of:=HEX2DEC(MID([.$D8];1;2))" office:value-type="float" office:value="255" calcext:value-type="float">
            <text:p>255</text:p>
          </table:table-cell>
          <table:table-cell table:formula="of:=HEX2DEC(MID([.$D8];3;2))" office:value-type="float" office:value="255" calcext:value-type="float">
            <text:p>255</text:p>
          </table:table-cell>
          <table:table-cell table:formula="of:=HEX2DEC(MID([.$D8];5;2))" office:value-type="float" office:value="255" calcext:value-type="float">
            <text:p>255</text:p>
          </table:table-cell>
          <table:table-cell table:formula="of:=BITRSHIFT([.E8];3)" office:value-type="float" office:value="31" calcext:value-type="float">
            <text:p>31</text:p>
          </table:table-cell>
          <table:table-cell table:formula="of:=BITRSHIFT([.F8];2)" office:value-type="float" office:value="63" calcext:value-type="float">
            <text:p>63</text:p>
          </table:table-cell>
          <table:table-cell table:formula="of:=BITRSHIFT([.G8];3)" office:value-type="float" office:value="31" calcext:value-type="float">
            <text:p>31</text:p>
          </table:table-cell>
          <table:table-cell table:formula="of:=DEC2HEX(BITLSHIFT([.H8];11)+BITLSHIFT([.I8];5)+[.J8];4)" office:value-type="string" office:string-value="FFFF" calcext:value-type="string">
            <text:p>FFFF</text:p>
          </table:table-cell>
          <table:table-cell table:formula="of:=&quot;  uint32_t &quot;&amp;LEFT([.B8]&amp;REPT(&quot; &quot;;[.$L$1]);[.$L$1])&amp;&quot;= 0x&quot;&amp;[.K8]&amp;&quot;;&quot;&amp;&quot;   // &quot;&amp;DEC2HEX([.E8];2)&amp;&quot;, &quot;&amp;DEC2HEX([.F8];2)&amp;&quot;, &quot;&amp;DEC2HEX([.G8];2)" office:value-type="string" office:string-value="  uint32_t buttonUnclickedText       = 0xFFFF;   // FF, FF, FF" calcext:value-type="string">
            <text:p><text:s text:c="2"/>uint32_t buttonUnclickedText <text:s text:c="6"/>= 0xFFFF; <text:s text:c="2"/>// FF, FF, FF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ttonClickedBackground</text:p>
          </table:table-cell>
          <table:table-cell table:style-name="ce10"/>
          <table:table-cell office:value-type="string" calcext:value-type="string">
            <text:p>a00000</text:p>
          </table:table-cell>
          <table:table-cell table:formula="of:=HEX2DEC(MID([.$D9];1;2))" office:value-type="float" office:value="160" calcext:value-type="float">
            <text:p>160</text:p>
          </table:table-cell>
          <table:table-cell table:formula="of:=HEX2DEC(MID([.$D9];3;2))" office:value-type="float" office:value="0" calcext:value-type="float">
            <text:p>0</text:p>
          </table:table-cell>
          <table:table-cell table:formula="of:=HEX2DEC(MID([.$D9];5;2))" office:value-type="float" office:value="0" calcext:value-type="float">
            <text:p>0</text:p>
          </table:table-cell>
          <table:table-cell table:formula="of:=BITRSHIFT([.E9];3)" office:value-type="float" office:value="20" calcext:value-type="float">
            <text:p>20</text:p>
          </table:table-cell>
          <table:table-cell table:formula="of:=BITRSHIFT([.F9];2)" office:value-type="float" office:value="0" calcext:value-type="float">
            <text:p>0</text:p>
          </table:table-cell>
          <table:table-cell table:formula="of:=BITRSHIFT([.G9];3)" office:value-type="float" office:value="0" calcext:value-type="float">
            <text:p>0</text:p>
          </table:table-cell>
          <table:table-cell table:formula="of:=DEC2HEX(BITLSHIFT([.H9];11)+BITLSHIFT([.I9];5)+[.J9];4)" office:value-type="string" office:string-value="A000" calcext:value-type="string">
            <text:p>A000</text:p>
          </table:table-cell>
          <table:table-cell table:formula="of:=&quot;  uint32_t &quot;&amp;LEFT([.B9]&amp;REPT(&quot; &quot;;[.$L$1]);[.$L$1])&amp;&quot;= 0x&quot;&amp;[.K9]&amp;&quot;;&quot;&amp;&quot;   // &quot;&amp;DEC2HEX([.E9];2)&amp;&quot;, &quot;&amp;DEC2HEX([.F9];2)&amp;&quot;, &quot;&amp;DEC2HEX([.G9];2)" office:value-type="string" office:string-value="  uint32_t buttonClickedBackground   = 0xA000;   // A0, 00, 00" calcext:value-type="string">
            <text:p><text:s text:c="2"/>uint32_t buttonClickedBackground <text:s text:c="2"/>= 0xA000; <text:s text:c="2"/>// A0, 00, 00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tonClickedText</text:p>
          </table:table-cell>
          <table:table-cell table:style-name="ce5"/>
          <table:table-cell office:value-type="string" calcext:value-type="string">
            <text:p>ffffff</text:p>
          </table:table-cell>
          <table:table-cell table:formula="of:=HEX2DEC(MID([.$D10];1;2))" office:value-type="float" office:value="255" calcext:value-type="float">
            <text:p>255</text:p>
          </table:table-cell>
          <table:table-cell table:formula="of:=HEX2DEC(MID([.$D10];3;2))" office:value-type="float" office:value="255" calcext:value-type="float">
            <text:p>255</text:p>
          </table:table-cell>
          <table:table-cell table:formula="of:=HEX2DEC(MID([.$D10];5;2))" office:value-type="float" office:value="255" calcext:value-type="float">
            <text:p>255</text:p>
          </table:table-cell>
          <table:table-cell table:formula="of:=BITRSHIFT([.E10];3)" office:value-type="float" office:value="31" calcext:value-type="float">
            <text:p>31</text:p>
          </table:table-cell>
          <table:table-cell table:formula="of:=BITRSHIFT([.F10];2)" office:value-type="float" office:value="63" calcext:value-type="float">
            <text:p>63</text:p>
          </table:table-cell>
          <table:table-cell table:formula="of:=BITRSHIFT([.G10];3)" office:value-type="float" office:value="31" calcext:value-type="float">
            <text:p>31</text:p>
          </table:table-cell>
          <table:table-cell table:formula="of:=DEC2HEX(BITLSHIFT([.H10];11)+BITLSHIFT([.I10];5)+[.J10];4)" office:value-type="string" office:string-value="FFFF" calcext:value-type="string">
            <text:p>FFFF</text:p>
          </table:table-cell>
          <table:table-cell table:formula="of:=&quot;  uint32_t &quot;&amp;LEFT([.B10]&amp;REPT(&quot; &quot;;[.$L$1]);[.$L$1])&amp;&quot;= 0x&quot;&amp;[.K10]&amp;&quot;;&quot;&amp;&quot;   // &quot;&amp;DEC2HEX([.E10];2)&amp;&quot;, &quot;&amp;DEC2HEX([.F10];2)&amp;&quot;, &quot;&amp;DEC2HEX([.G10];2)" office:value-type="string" office:string-value="  uint32_t buttonClickedText         = 0xFFFF;   // FF, FF, FF" calcext:value-type="string">
            <text:p><text:s text:c="2"/>uint32_t buttonClickedText <text:s text:c="8"/>= 0xFFFF; <text:s text:c="2"/>// FF, FF, FF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00ff00</text:p>
          </table:table-cell>
          <table:table-cell table:formula="of:=HEX2DEC(MID([.$D11];1;2))" office:value-type="float" office:value="0" calcext:value-type="float">
            <text:p>0</text:p>
          </table:table-cell>
          <table:table-cell table:formula="of:=HEX2DEC(MID([.$D11];3;2))" office:value-type="float" office:value="255" calcext:value-type="float">
            <text:p>255</text:p>
          </table:table-cell>
          <table:table-cell table:formula="of:=HEX2DEC(MID([.$D11];5;2))" office:value-type="float" office:value="0" calcext:value-type="float">
            <text:p>0</text:p>
          </table:table-cell>
          <table:table-cell table:formula="of:=BITRSHIFT([.E11];3)" office:value-type="float" office:value="0" calcext:value-type="float">
            <text:p>0</text:p>
          </table:table-cell>
          <table:table-cell table:formula="of:=BITRSHIFT([.F11];2)" office:value-type="float" office:value="63" calcext:value-type="float">
            <text:p>63</text:p>
          </table:table-cell>
          <table:table-cell table:formula="of:=BITRSHIFT([.G11];3)" office:value-type="float" office:value="0" calcext:value-type="float">
            <text:p>0</text:p>
          </table:table-cell>
          <table:table-cell table:formula="of:=DEC2HEX(BITLSHIFT([.H11];11)+BITLSHIFT([.I11];5)+[.J11];4)" office:value-type="string" office:string-value="07E0" calcext:value-type="string">
            <text:p>07E0</text:p>
          </table:table-cell>
          <table:table-cell table:formula="of:=&quot;  uint32_t &quot;&amp;LEFT([.B11]&amp;REPT(&quot; &quot;;[.$L$1]);[.$L$1])&amp;&quot;= 0x&quot;&amp;[.K11]&amp;&quot;;&quot;&amp;&quot;   // &quot;&amp;DEC2HEX([.E11];2)&amp;&quot;, &quot;&amp;DEC2HEX([.F11];2)&amp;&quot;, &quot;&amp;DEC2HEX([.G11];2)" office:value-type="string" office:string-value="  uint32_t                           = 0x07E0;   // 00, FF, 00" calcext:value-type="string">
            <text:p><text:s text:c="2"/>uint32_t <text:s text:c="26"/>= 0x07E0; <text:s text:c="2"/>// 00, FF, 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7"/>
          <table:table-cell office:value-type="string" calcext:value-type="string">
            <text:p>a64c4c</text:p>
          </table:table-cell>
          <table:table-cell table:formula="of:=HEX2DEC(MID([.$D12];1;2))" office:value-type="float" office:value="166" calcext:value-type="float">
            <text:p>166</text:p>
          </table:table-cell>
          <table:table-cell table:formula="of:=HEX2DEC(MID([.$D12];3;2))" office:value-type="float" office:value="76" calcext:value-type="float">
            <text:p>76</text:p>
          </table:table-cell>
          <table:table-cell table:formula="of:=HEX2DEC(MID([.$D12];5;2))" office:value-type="float" office:value="76" calcext:value-type="float">
            <text:p>76</text:p>
          </table:table-cell>
          <table:table-cell table:formula="of:=BITRSHIFT([.E12];3)" office:value-type="float" office:value="20" calcext:value-type="float">
            <text:p>20</text:p>
          </table:table-cell>
          <table:table-cell table:formula="of:=BITRSHIFT([.F12];2)" office:value-type="float" office:value="19" calcext:value-type="float">
            <text:p>19</text:p>
          </table:table-cell>
          <table:table-cell table:formula="of:=BITRSHIFT([.G12];3)" office:value-type="float" office:value="9" calcext:value-type="float">
            <text:p>9</text:p>
          </table:table-cell>
          <table:table-cell table:formula="of:=DEC2HEX(BITLSHIFT([.H12];11)+BITLSHIFT([.I12];5)+[.J12];4)" office:value-type="string" office:string-value="A269" calcext:value-type="string">
            <text:p>A269</text:p>
          </table:table-cell>
          <table:table-cell table:formula="of:=&quot;  uint32_t &quot;&amp;LEFT([.B12]&amp;REPT(&quot; &quot;;[.$L$1]);[.$L$1])&amp;&quot;= 0x&quot;&amp;[.K12]&amp;&quot;;&quot;&amp;&quot;   // &quot;&amp;DEC2HEX([.E12];2)&amp;&quot;, &quot;&amp;DEC2HEX([.F12];2)&amp;&quot;, &quot;&amp;DEC2HEX([.G12];2)" office:value-type="string" office:string-value="  uint32_t                           = 0xA269;   // A6, 4C, 4C" calcext:value-type="string">
            <text:p><text:s text:c="2"/>uint32_t <text:s text:c="26"/>= 0xA269; <text:s text:c="2"/>// A6, 4C, 4C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HEX2DEC(MID([.$D13];1;2))" office:value-type="float" office:value="0" calcext:value-type="float">
            <text:p>0</text:p>
          </table:table-cell>
          <table:table-cell table:formula="of:=HEX2DEC(MID([.$D13];3;2))" office:value-type="float" office:value="0" calcext:value-type="float">
            <text:p>0</text:p>
          </table:table-cell>
          <table:table-cell table:formula="of:=HEX2DEC(MID([.$D13];5;2))" office:value-type="float" office:value="0" calcext:value-type="float">
            <text:p>0</text:p>
          </table:table-cell>
          <table:table-cell table:formula="of:=BITRSHIFT([.E13];3)" office:value-type="float" office:value="0" calcext:value-type="float">
            <text:p>0</text:p>
          </table:table-cell>
          <table:table-cell table:formula="of:=BITRSHIFT([.F13];2)" office:value-type="float" office:value="0" calcext:value-type="float">
            <text:p>0</text:p>
          </table:table-cell>
          <table:table-cell table:formula="of:=BITRSHIFT([.G13];3)" office:value-type="float" office:value="0" calcext:value-type="float">
            <text:p>0</text:p>
          </table:table-cell>
          <table:table-cell table:formula="of:=DEC2HEX(BITLSHIFT([.H13];11)+BITLSHIFT([.I13];5)+[.J13];4)" office:value-type="string" office:string-value="0000" calcext:value-type="string">
            <text:p>0000</text:p>
          </table:table-cell>
          <table:table-cell table:formula="of:=&quot;  uint32_t &quot;&amp;LEFT([.B13]&amp;REPT(&quot; &quot;;[.$L$1]);[.$L$1])&amp;&quot;= 0x&quot;&amp;[.K13]&amp;&quot;;&quot;&amp;&quot;   // &quot;&amp;DEC2HEX([.E13];2)&amp;&quot;, &quot;&amp;DEC2HEX([.F13];2)&amp;&quot;, &quot;&amp;DEC2HEX([.G13];2)" office:value-type="string" office:string-value="  uint32_t                           = 0x0000;   // 00, 00, 00" calcext:value-type="string">
            <text:p><text:s text:c="2"/>uint32_t <text:s text:c="26"/>= 0x0000; <text:s text:c="2"/>// 00, 00, 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HEX2DEC(MID([.$D14];1;2))" office:value-type="float" office:value="0" calcext:value-type="float">
            <text:p>0</text:p>
          </table:table-cell>
          <table:table-cell table:formula="of:=HEX2DEC(MID([.$D14];3;2))" office:value-type="float" office:value="0" calcext:value-type="float">
            <text:p>0</text:p>
          </table:table-cell>
          <table:table-cell table:formula="of:=HEX2DEC(MID([.$D14];5;2))" office:value-type="float" office:value="0" calcext:value-type="float">
            <text:p>0</text:p>
          </table:table-cell>
          <table:table-cell table:formula="of:=BITRSHIFT([.E14];3)" office:value-type="float" office:value="0" calcext:value-type="float">
            <text:p>0</text:p>
          </table:table-cell>
          <table:table-cell table:formula="of:=BITRSHIFT([.F14];2)" office:value-type="float" office:value="0" calcext:value-type="float">
            <text:p>0</text:p>
          </table:table-cell>
          <table:table-cell table:formula="of:=BITRSHIFT([.G14];3)" office:value-type="float" office:value="0" calcext:value-type="float">
            <text:p>0</text:p>
          </table:table-cell>
          <table:table-cell table:formula="of:=DEC2HEX(BITLSHIFT([.H14];11)+BITLSHIFT([.I14];5)+[.J14];4)" office:value-type="string" office:string-value="0000" calcext:value-type="string">
            <text:p>0000</text:p>
          </table:table-cell>
          <table:table-cell table:formula="of:=&quot;  uint32_t &quot;&amp;LEFT([.B14]&amp;REPT(&quot; &quot;;[.$L$1]);[.$L$1])&amp;&quot;= 0x&quot;&amp;[.K14]&amp;&quot;;&quot;&amp;&quot;   // &quot;&amp;DEC2HEX([.E14];2)&amp;&quot;, &quot;&amp;DEC2HEX([.F14];2)&amp;&quot;, &quot;&amp;DEC2HEX([.G14];2)" office:value-type="string" office:string-value="  uint32_t                           = 0x0000;   // 00, 00, 00" calcext:value-type="string">
            <text:p><text:s text:c="2"/>uint32_t <text:s text:c="26"/>= 0x0000; <text:s text:c="2"/>// 00, 00, 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HEX2DEC(MID([.$D15];1;2))" office:value-type="float" office:value="0" calcext:value-type="float">
            <text:p>0</text:p>
          </table:table-cell>
          <table:table-cell table:formula="of:=HEX2DEC(MID([.$D15];3;2))" office:value-type="float" office:value="0" calcext:value-type="float">
            <text:p>0</text:p>
          </table:table-cell>
          <table:table-cell table:formula="of:=HEX2DEC(MID([.$D15];5;2))" office:value-type="float" office:value="0" calcext:value-type="float">
            <text:p>0</text:p>
          </table:table-cell>
          <table:table-cell table:formula="of:=BITRSHIFT([.E15];3)" office:value-type="float" office:value="0" calcext:value-type="float">
            <text:p>0</text:p>
          </table:table-cell>
          <table:table-cell table:formula="of:=BITRSHIFT([.F15];2)" office:value-type="float" office:value="0" calcext:value-type="float">
            <text:p>0</text:p>
          </table:table-cell>
          <table:table-cell table:formula="of:=BITRSHIFT([.G15];3)" office:value-type="float" office:value="0" calcext:value-type="float">
            <text:p>0</text:p>
          </table:table-cell>
          <table:table-cell table:formula="of:=DEC2HEX(BITLSHIFT([.H15];11)+BITLSHIFT([.I15];5)+[.J15];4)" office:value-type="string" office:string-value="0000" calcext:value-type="string">
            <text:p>0000</text:p>
          </table:table-cell>
          <table:table-cell table:formula="of:=&quot;  uint32_t &quot;&amp;LEFT([.B15]&amp;REPT(&quot; &quot;;[.$L$1]);[.$L$1])&amp;&quot;= 0x&quot;&amp;[.K15]&amp;&quot;;&quot;&amp;&quot;   // &quot;&amp;DEC2HEX([.E15];2)&amp;&quot;, &quot;&amp;DEC2HEX([.F15];2)&amp;&quot;, &quot;&amp;DEC2HEX([.G15];2)" office:value-type="string" office:string-value="  uint32_t                           = 0x0000;   // 00, 00, 00" calcext:value-type="string">
            <text:p><text:s text:c="2"/>uint32_t <text:s text:c="26"/>= 0x0000; <text:s text:c="2"/>// 00, 00, 00</text:p>
          </table:table-cell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3:Sheet1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" fo:font-family="Calibri" style:font-style-name="Regular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4:45:00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7T10:52:36.395000000</meta:creation-date>
    <dc:date>2021-01-24T17:00:06.734000000</dc:date>
    <meta:editing-duration>PT11H48M37S</meta:editing-duration>
    <meta:editing-cycles>9</meta:editing-cycles>
    <meta:generator>LibreOffice/6.4.7.2$Windows_X86_64 LibreOffice_project/639b8ac485750d5696d7590a72ef1b496725cfb5</meta:generator>
    <meta:document-statistic meta:table-count="1" meta:cell-count="141" meta:object-count="0"/>
  </office:meta>
</office:document-meta>
</file>